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401.24pt"/>
    </style:style>
    <style:style style:name="co4" style:family="table-column">
      <style:table-column-properties fo:break-before="auto" style:column-width="324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24.75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140.0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ta1" style:family="table" style:master-page-name="PageStyle_5f_BOM1">
      <style:table-properties table:display="true" style:writing-mode="lr-tb"/>
    </style:style>
    <style:style style:name="ta2" style:family="table" style:master-page-name="PageStyle_5f_Cons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/>
    </style:style>
    <style:style style:name="ce10" style:family="table-cell" style:parent-style-name="Excel_20_Built-in_20_40_25__20_-_20_Accent2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/>
    </style:style>
    <style:style style:name="ce11" style:family="table-cell" style:parent-style-name="Default" style:data-style-name="N125">
      <style:table-cell-properties style:rotation-align="none"/>
      <style:text-properties style:text-position="" style:font-name="Arial"/>
    </style:style>
    <style:style style:name="ce12" style:family="table-cell" style:parent-style-name="Excel_20_Built-in_20_40_25__20_-_20_Accent2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 fo:font-weight="bold" style:font-weight-asian="bold" style:font-weight-complex="bold"/>
    </style:style>
    <style:style style:name="ce13" style:family="table-cell" style:parent-style-name="Excel_20_Built-in_20_40_25__20_-_20_Accent2" style:data-style-name="N13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 fo:font-weight="bold" style:font-weight-asian="bold" style:font-weight-complex="bold"/>
    </style:style>
    <style:style style:name="ce14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text-position="" style:font-name="Arial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4546a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3" style:family="table-cell" style:parent-style-name="Default">
      <style:text-properties style:text-position="" style:font-name="Arial"/>
    </style:style>
    <style:style style:name="ce4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/>
    </style:style>
    <style:style style:name="ce5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/>
    </style:style>
    <style:style style:name="ce6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style:font-name="Arial"/>
    </style:style>
    <style:style style:name="ce7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4546a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8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 fo:font-weight="bold" style:font-weight-asian="bold" style:font-weight-complex="bold"/>
    </style:style>
    <style:style style:name="ce2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22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4546a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25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26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27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4546a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8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40_25__20_-_20_Accent2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/>
    </style:style>
    <style:style style:name="ce31" style:family="table-cell" style:parent-style-name="Default" style:data-style-name="N125">
      <style:table-cell-properties style:rotation-align="none"/>
      <style:text-properties style:font-name="Arial"/>
    </style:style>
    <style:style style:name="ce32" style:family="table-cell" style:parent-style-name="Excel_20_Built-in_20_40_25__20_-_20_Accent2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 fo:font-weight="bold" style:font-weight-asian="bold" style:font-weight-complex="bold"/>
    </style:style>
    <style:style style:name="ce33" style:family="table-cell" style:parent-style-name="Excel_20_Built-in_20_40_25__20_-_20_Accent2" style:data-style-name="N13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" fo:font-weight="bold" style:font-weight-asian="bold" style:font-weight-complex="bold"/>
    </style:style>
    <style:style style:name="ce34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Arial"/>
    </style:style>
    <style:style style:name="ce35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36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135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3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1014" table:default-cell-style-name="ce3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5" table:number-rows-spanned="1">
            <text:p>WS2812 LED montées sur des petits PCB, reliés par des petits fils souples, le tout sur une structure imprimée en 3D</text:p>
          </table:table-cell>
          <table:covered-table-cell table:number-columns-repeated="3" table:style-name="ce7"/>
          <table:covered-table-cell table:style-name="ce14"/>
          <table:table-cell table:style-name="ce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our 1 octave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Qté</text:p>
          </table:table-cell>
          <table:table-cell table:style-name="ce5" office:value-type="string" calcext:value-type="string">
            <text:p>Prix U. TTC</text:p>
          </table:table-cell>
          <table:table-cell table:style-name="ce5" office:value-type="string" calcext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S2812 montée sur mini PCB 8x10mm</text:p>
          </table:table-cell>
          <table:table-cell office:value-type="float" office:value="12" calcext:value-type="float">
            <text:p>12</text:p>
          </table:table-cell>
          <table:table-cell table:style-name="ce9" table:formula="of:=5.9/5" office:value-type="float" office:value="1.18" calcext:value-type="float">
            <text:p><text:s/>1.18 € </text:p>
          </table:table-cell>
          <table:table-cell table:style-name="ce11" table:formula="of:=[.C6]*[.B6]" office:value-type="float" office:value="14.16" calcext:value-type="float">
            <text:p><text:s/>14.16 € </text:p>
          </table:table-cell>
          <table:table-cell office:value-type="string" calcext:value-type="string">
            <text:p>http://www.gotronic.fr/art-5-mini-leds-neopixel-ada1612-22881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ucture imprimée en 3D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<text:s/>1.00 € </text:p>
          </table:table-cell>
          <table:table-cell table:style-name="ce11" table:formula="of:=[.C7]*[.B7]" office:value-type="float" office:value="1" calcext:value-type="float">
            <text:p><text:s/>1.00 € 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il souple</text:p>
          </table:table-cell>
          <table:table-cell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<text:s/>0.20 € </text:p>
          </table:table-cell>
          <table:table-cell table:style-name="ce11" table:formula="of:=[.C8]*[.B8]" office:value-type="float" office:value="0.02" calcext:value-type="float">
            <text:p><text:s/>0.02 € </text:p>
          </table:table-cell>
          <table:table-cell office:value-type="string" calcext:value-type="string">
            <text:p>http://www.gotronic.fr/art-fil-de-cablage-fc25r-5082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necteur octave adjacente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4" calcext:value-type="float">
            <text:p><text:s/>0.40 € </text:p>
          </table:table-cell>
          <table:table-cell table:style-name="ce11" table:formula="of:=[.C9]*[.B9]" office:value-type="float" office:value="0.8" calcext:value-type="float">
            <text:p><text:s/>0.80 € 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/>
          <table:table-cell table:style-name="ce10"/>
          <table:table-cell table:style-name="ce12" table:formula="of:=SUM([.D6:.D9])" office:value-type="float" office:value="15.98" calcext:value-type="float">
            <text:p><text:s/>15.98 €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our 1 système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Arduino Zéro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3.9" calcext:value-type="float">
            <text:p><text:s/>23.90 € </text:p>
          </table:table-cell>
          <table:table-cell table:style-name="ce11" table:formula="of:=[.C13]*[.B13]" office:value-type="float" office:value="23.9" calcext:value-type="float">
            <text:p><text:s/>23.90 € </text:p>
          </table:table-cell>
          <table:table-cell office:value-type="string" calcext:value-type="string">
            <text:p>http://www.gotronic.fr/art-carte-arduino-m0-24351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mentation 3A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.9" calcext:value-type="float">
            <text:p><text:s/>14.90 € </text:p>
          </table:table-cell>
          <table:table-cell table:style-name="ce11" table:formula="of:=[.C14]*[.B14]" office:value-type="float" office:value="14.9" calcext:value-type="float">
            <text:p><text:s/>14.90 € </text:p>
          </table:table-cell>
          <table:table-cell office:value-type="string" calcext:value-type="string">
            <text:p>http://www.gotronic.fr/art-adaptateur-ps1230-21193.ht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necteur MIDI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<text:s/>1.00 € </text:p>
          </table:table-cell>
          <table:table-cell table:style-name="ce11" table:formula="of:=[.C15]*[.B15]" office:value-type="float" office:value="1" calcext:value-type="float">
            <text:p><text:s/>1.00 € </text:p>
          </table:table-cell>
          <table:table-cell office:value-type="string" calcext:value-type="string">
            <text:p>http://www.digikey.com/product-detail/en/SDS-50J/CP-2350-ND/97033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/>
          <table:table-cell table:style-name="ce10"/>
          <table:table-cell table:style-name="ce12" table:formula="of:=SUM([.D13:.D15])" office:value-type="float" office:value="39.8" calcext:value-type="float">
            <text:p><text:s/>39.80 €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rix total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table:style-name="ce6" office:value-type="string" calcext:value-type="string">
            <text:p>Nombre d'octave</text:p>
          </table:table-cell>
          <table:table-cell table:style-name="ce8" office:value-type="float" office:value="4" calcext:value-type="float">
            <text:p>4</text:p>
          </table:table-cell>
          <table:table-cell table:style-name="ce6"/>
          <table:table-cell table:style-name="ce13" table:formula="of:=[.D10]*[.B19]+[.D16]" office:value-type="currency" office:currency="EUR" office:value="103.72" calcext:value-type="currency">
            <text:p><text:s/>103.72 € 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o" table:style-name="ta2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Nombre d'octav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nso d'une LED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Conso totale</text:p>
          </table:table-cell>
          <table:table-cell table:style-name="ce15" table:formula="of:=[.B4]*[.B3]*12" office:value-type="float" office:value="2880" calcext:value-type="float">
            <text:p>2880</text:p>
          </table:table-cell>
          <table:table-cell table:style-name="ce15" office:value-type="string" calcext:value-type="string">
            <text:p>mA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épenses" table:style-name="ta3">
        <office:forms form:automatic-focus="false" form:apply-design-mode="false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8" table:number-columns-repeated="1020" table:default-cell-style-name="ce37"/>
        <table:table-row table:style-name="ro4">
          <table:table-cell table:style-name="ce36" office:value-type="string" calcext:value-type="string" table:number-columns-spanned="3" table:number-rows-spanned="1">
            <text:p>Commande Gotronic 16.12.2016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8" office:value-type="string" calcext:value-type="string">
            <text:p>Désignation</text:p>
          </table:table-cell>
          <table:table-cell table:style-name="ce38" office:value-type="string" calcext:value-type="string">
            <text:p>Qté</text:p>
          </table:table-cell>
          <table:table-cell table:style-name="ce38" office:value-type="string" calcext:value-type="string">
            <text:p>To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S2812 mini PCB</text:p>
          </table:table-cell>
          <table:table-cell office:value-type="float" office:value="25" calcext:value-type="float">
            <text:p>25</text:p>
          </table:table-cell>
          <table:table-cell table:style-name="ce40" office:value-type="currency" office:currency="EUR" office:value="29.5" calcext:value-type="currency">
            <text:p>29.50 €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vraison</text:p>
          </table:table-cell>
          <table:table-cell/>
          <table:table-cell table:style-name="ce40" office:value-type="currency" office:currency="EUR" office:value="8" calcext:value-type="currency">
            <text:p>8.00 €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>
          <table:table-cell table:style-name="ce39" office:value-type="string" calcext:value-type="string">
            <text:p>Total</text:p>
          </table:table-cell>
          <table:table-cell/>
          <table:table-cell table:style-name="ce42" table:formula="of:=SUM([.C4:.C5])" office:value-type="currency" office:currency="EUR" office:value="37.5" calcext:value-type="currency">
            <text:p>37.50 €</text:p>
          </table:table-cell>
          <table:table-cell office:value-type="string" calcext:value-type="string">
            <text:p>payé par le gros Picasol</text:p>
          </table:table-cell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2:48:35.397802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1" style:display-name="PageStyle_BOM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o" style:display-name="PageStyle_Cons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Scherrer</meta:initial-creator>
    <meta:print-date>2016-12-06T13:52:22</meta:print-date>
    <meta:creation-date>2016-12-06T13:40:37</meta:creation-date>
    <dc:date>2016-12-16T12:49:14.566615556</dc:date>
    <meta:generator>LibreOffice/5.1.4.2$Linux_X86_64 LibreOffice_project/10m0$Build-2</meta:generator>
    <meta:editing-duration>PT5M51S</meta:editing-duration>
    <meta:editing-cycles>8</meta:editing-cycles>
    <meta:document-statistic meta:table-count="3" meta:cell-count="69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